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4cm" svg:height="2.595cm" svg:x="31.898cm" svg:y="2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32.365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2.231cm" svg:x2="32.694cm" svg:y2="2.231cm">
          <text:p/>
        </draw:line>
        <draw:custom-shape draw:style-name="gr1" draw:text-style-name="P1" draw:layer="layout" svg:width="0.329cm" svg:height="0.786cm" svg:x="32.883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2.231cm" svg:x2="33.212cm" svg:y2="2.231cm">
          <text:p/>
        </draw:line>
        <draw:custom-shape draw:style-name="gr1" draw:text-style-name="P1" draw:layer="layout" svg:width="0.329cm" svg:height="0.786cm" svg:x="33.40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2.231cm" svg:x2="33.731cm" svg:y2="2.231cm">
          <text:p/>
        </draw:line>
        <draw:custom-shape draw:style-name="gr1" draw:text-style-name="P1" draw:layer="layout" svg:width="0.329cm" svg:height="0.785cm" svg:x="32.365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4.832cm" svg:x2="32.694cm" svg:y2="4.832cm">
          <text:p/>
        </draw:line>
        <draw:custom-shape draw:style-name="gr1" draw:text-style-name="P1" draw:layer="layout" svg:width="0.329cm" svg:height="0.785cm" svg:x="32.883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4.832cm" svg:x2="33.212cm" svg:y2="4.832cm">
          <text:p/>
        </draw:line>
        <draw:custom-shape draw:style-name="gr1" draw:text-style-name="P1" draw:layer="layout" svg:width="0.329cm" svg:height="0.785cm" svg:x="33.40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4.832cm" svg:x2="33.731cm" svg:y2="4.832cm">
          <text:p/>
        </draw:line>
        <draw:custom-shape draw:style-name="gr1" draw:text-style-name="P1" draw:layer="layout" svg:width="0.329cm" svg:height="0.786cm" svg:x="36.82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2.231cm" svg:x2="37.151cm" svg:y2="2.231cm">
          <text:p/>
        </draw:line>
        <draw:custom-shape draw:style-name="gr1" draw:text-style-name="P1" draw:layer="layout" svg:width="0.327cm" svg:height="0.786cm" svg:x="37.341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2.231cm" svg:x2="37.669cm" svg:y2="2.231cm">
          <text:p/>
        </draw:line>
        <draw:custom-shape draw:style-name="gr1" draw:text-style-name="P1" draw:layer="layout" svg:width="0.329cm" svg:height="0.785cm" svg:x="36.82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4.832cm" svg:x2="37.151cm" svg:y2="4.832cm">
          <text:p/>
        </draw:line>
        <draw:custom-shape draw:style-name="gr1" draw:text-style-name="P1" draw:layer="layout" svg:width="0.327cm" svg:height="0.785cm" svg:x="37.341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4.832cm" svg:x2="37.669cm" svg:y2="4.832cm">
          <text:p/>
        </draw:line>
        <draw:custom-shape draw:style-name="gr1" draw:text-style-name="P1" draw:layer="layout" svg:width="0.328cm" svg:height="0.786cm" svg:x="35.786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2.231cm" svg:x2="36.115cm" svg:y2="2.231cm">
          <text:p/>
        </draw:line>
        <draw:custom-shape draw:style-name="gr1" draw:text-style-name="P1" draw:layer="layout" svg:width="0.329cm" svg:height="0.786cm" svg:x="36.304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2.231cm" svg:x2="36.633cm" svg:y2="2.231cm">
          <text:p/>
        </draw:line>
        <draw:custom-shape draw:style-name="gr1" draw:text-style-name="P1" draw:layer="layout" svg:width="0.328cm" svg:height="0.785cm" svg:x="35.786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4.832cm" svg:x2="36.115cm" svg:y2="4.832cm">
          <text:p/>
        </draw:line>
        <draw:custom-shape draw:style-name="gr1" draw:text-style-name="P1" draw:layer="layout" svg:width="0.329cm" svg:height="0.785cm" svg:x="36.304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4.832cm" svg:x2="36.633cm" svg:y2="4.832cm">
          <text:p/>
        </draw:line>
        <draw:custom-shape draw:style-name="gr1" draw:text-style-name="P1" draw:layer="layout" svg:width="0.328cm" svg:height="0.786cm" svg:x="33.9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2.231cm" svg:x2="34.249cm" svg:y2="2.231cm">
          <text:p/>
        </draw:line>
        <draw:custom-shape draw:style-name="gr1" draw:text-style-name="P1" draw:layer="layout" svg:width="0.328cm" svg:height="0.785cm" svg:x="33.9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4.832cm" svg:x2="34.249cm" svg:y2="4.832cm">
          <text:p/>
        </draw:line>
        <draw:custom-shape draw:style-name="gr3" draw:text-style-name="P1" draw:layer="layout" svg:width="6.293cm" svg:height="2.596cm" svg:x="17.017cm" svg:y="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5cm" svg:x="17.483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483cm" svg:y1="2.174cm" svg:x2="17.812cm" svg:y2="2.174cm">
          <text:p/>
        </draw:line>
        <draw:custom-shape draw:style-name="gr3" draw:text-style-name="P1" draw:layer="layout" svg:width="0.329cm" svg:height="0.785cm" svg:x="18.002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002cm" svg:y1="2.174cm" svg:x2="18.331cm" svg:y2="2.174cm">
          <text:p/>
        </draw:line>
        <draw:custom-shape draw:style-name="gr1" draw:text-style-name="P1" draw:layer="layout" svg:width="0.329cm" svg:height="0.786cm" svg:x="17.483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4.775cm" svg:x2="17.812cm" svg:y2="4.775cm">
          <text:p/>
        </draw:line>
        <draw:custom-shape draw:style-name="gr1" draw:text-style-name="P1" draw:layer="layout" svg:width="0.329cm" svg:height="0.786cm" svg:x="18.00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4.775cm" svg:x2="18.331cm" svg:y2="4.775cm">
          <text:p/>
        </draw:line>
        <draw:custom-shape draw:style-name="gr3" draw:text-style-name="P1" draw:layer="layout" svg:width="0.328cm" svg:height="0.785cm" svg:x="21.941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4cm" svg:y1="2.174cm" svg:x2="22.269cm" svg:y2="2.174cm">
          <text:p/>
        </draw:line>
        <draw:custom-shape draw:style-name="gr3" draw:text-style-name="P1" draw:layer="layout" svg:width="0.328cm" svg:height="0.785cm" svg:x="22.459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59cm" svg:y1="2.174cm" svg:x2="22.788cm" svg:y2="2.174cm">
          <text:p/>
        </draw:line>
        <draw:custom-shape draw:style-name="gr1" draw:text-style-name="P1" draw:layer="layout" svg:width="0.328cm" svg:height="0.786cm" svg:x="21.941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4.775cm" svg:x2="22.269cm" svg:y2="4.775cm">
          <text:p/>
        </draw:line>
        <draw:custom-shape draw:style-name="gr1" draw:text-style-name="P1" draw:layer="layout" svg:width="0.328cm" svg:height="0.786cm" svg:x="22.459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4.775cm" svg:x2="22.788cm" svg:y2="4.775cm">
          <text:p/>
        </draw:line>
        <draw:custom-shape draw:style-name="gr3" draw:text-style-name="P1" draw:layer="layout" svg:width="0.329cm" svg:height="0.785cm" svg:x="20.904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904cm" svg:y1="2.174cm" svg:x2="21.233cm" svg:y2="2.174cm">
          <text:p/>
        </draw:line>
        <draw:custom-shape draw:style-name="gr3" draw:text-style-name="P1" draw:layer="layout" svg:width="0.329cm" svg:height="0.785cm" svg:x="21.422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422cm" svg:y1="2.174cm" svg:x2="21.751cm" svg:y2="2.174cm">
          <text:p/>
        </draw:line>
        <draw:custom-shape draw:style-name="gr1" draw:text-style-name="P1" draw:layer="layout" svg:width="0.329cm" svg:height="0.786cm" svg:x="20.904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4.775cm" svg:x2="21.233cm" svg:y2="4.775cm">
          <text:p/>
        </draw:line>
        <draw:custom-shape draw:style-name="gr1" draw:text-style-name="P1" draw:layer="layout" svg:width="0.329cm" svg:height="0.786cm" svg:x="21.42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4.775cm" svg:x2="21.751cm" svg:y2="4.775cm">
          <text:p/>
        </draw:line>
        <draw:custom-shape draw:style-name="gr1" draw:text-style-name="P1" draw:layer="layout" svg:width="6.294cm" svg:height="2.595cm" svg:x="2.099cm" svg:y="2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2.566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2.167cm" svg:x2="2.895cm" svg:y2="2.167cm">
          <text:p/>
        </draw:line>
        <draw:custom-shape draw:style-name="gr1" draw:text-style-name="P1" draw:layer="layout" svg:width="0.329cm" svg:height="0.785cm" svg:x="2.566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4.768cm" svg:x2="2.895cm" svg:y2="4.768cm">
          <text:p/>
        </draw:line>
        <draw:custom-shape draw:style-name="gr1" draw:text-style-name="P1" draw:layer="layout" svg:width="0.329cm" svg:height="0.786cm" svg:x="7.022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2.167cm" svg:x2="7.352cm" svg:y2="2.167cm">
          <text:p/>
        </draw:line>
        <draw:custom-shape draw:style-name="gr1" draw:text-style-name="P1" draw:layer="layout" svg:width="0.328cm" svg:height="0.786cm" svg:x="7.541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2.167cm" svg:x2="7.87cm" svg:y2="2.167cm">
          <text:p/>
        </draw:line>
        <draw:custom-shape draw:style-name="gr1" draw:text-style-name="P1" draw:layer="layout" svg:width="0.329cm" svg:height="0.785cm" svg:x="7.022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4.768cm" svg:x2="7.352cm" svg:y2="4.768cm">
          <text:p/>
        </draw:line>
        <draw:custom-shape draw:style-name="gr1" draw:text-style-name="P1" draw:layer="layout" svg:width="0.328cm" svg:height="0.785cm" svg:x="7.541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4.768cm" svg:x2="7.87cm" svg:y2="4.768cm">
          <text:p/>
        </draw:line>
        <draw:custom-shape draw:style-name="gr1" draw:text-style-name="P1" draw:layer="layout" svg:width="0.327cm" svg:height="0.786cm" svg:x="5.987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2.167cm" svg:x2="6.315cm" svg:y2="2.167cm">
          <text:p/>
        </draw:line>
        <draw:custom-shape draw:style-name="gr1" draw:text-style-name="P1" draw:layer="layout" svg:width="0.328cm" svg:height="0.786cm" svg:x="6.505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2.167cm" svg:x2="6.833cm" svg:y2="2.167cm">
          <text:p/>
        </draw:line>
        <draw:custom-shape draw:style-name="gr1" draw:text-style-name="P1" draw:layer="layout" svg:width="0.327cm" svg:height="0.785cm" svg:x="5.987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4.768cm" svg:x2="6.315cm" svg:y2="4.768cm">
          <text:p/>
        </draw:line>
        <draw:custom-shape draw:style-name="gr1" draw:text-style-name="P1" draw:layer="layout" svg:width="0.328cm" svg:height="0.785cm" svg:x="6.505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4.768cm" svg:x2="6.833cm" svg:y2="4.768cm">
          <text:p/>
        </draw:line>
        <draw:custom-shape draw:style-name="gr1" draw:text-style-name="P1" draw:layer="layout" svg:width="6.294cm" svg:height="2.595cm" svg:x="24.452cm" svg:y="2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6cm" svg:x="24.91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2.232cm" svg:x2="25.247cm" svg:y2="2.232cm">
          <text:p/>
        </draw:line>
        <draw:custom-shape draw:style-name="gr1" draw:text-style-name="P1" draw:layer="layout" svg:width="0.329cm" svg:height="0.786cm" svg:x="25.436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2.232cm" svg:x2="25.765cm" svg:y2="2.232cm">
          <text:p/>
        </draw:line>
        <draw:custom-shape draw:style-name="gr1" draw:text-style-name="P1" draw:layer="layout" svg:width="0.329cm" svg:height="0.786cm" svg:x="25.954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2.232cm" svg:x2="26.283cm" svg:y2="2.232cm">
          <text:p/>
        </draw:line>
        <draw:custom-shape draw:style-name="gr1" draw:text-style-name="P1" draw:layer="layout" svg:width="0.328cm" svg:height="0.785cm" svg:x="24.91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4.833cm" svg:x2="25.247cm" svg:y2="4.833cm">
          <text:p/>
        </draw:line>
        <draw:custom-shape draw:style-name="gr1" draw:text-style-name="P1" draw:layer="layout" svg:width="0.329cm" svg:height="0.785cm" svg:x="25.436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4.833cm" svg:x2="25.765cm" svg:y2="4.833cm">
          <text:p/>
        </draw:line>
        <draw:custom-shape draw:style-name="gr1" draw:text-style-name="P1" draw:layer="layout" svg:width="0.329cm" svg:height="0.785cm" svg:x="25.954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4.833cm" svg:x2="26.283cm" svg:y2="4.833cm">
          <text:p/>
        </draw:line>
        <draw:custom-shape draw:style-name="gr1" draw:text-style-name="P1" draw:layer="layout" svg:width="0.329cm" svg:height="0.786cm" svg:x="28.33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2.232cm" svg:x2="28.667cm" svg:y2="2.232cm">
          <text:p/>
        </draw:line>
        <draw:custom-shape draw:style-name="gr1" draw:text-style-name="P1" draw:layer="layout" svg:width="0.328cm" svg:height="0.786cm" svg:x="28.857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2.232cm" svg:x2="29.186cm" svg:y2="2.232cm">
          <text:p/>
        </draw:line>
        <draw:custom-shape draw:style-name="gr1" draw:text-style-name="P1" draw:layer="layout" svg:width="0.329cm" svg:height="0.785cm" svg:x="28.33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4.833cm" svg:x2="28.667cm" svg:y2="4.833cm">
          <text:p/>
        </draw:line>
        <draw:custom-shape draw:style-name="gr1" draw:text-style-name="P1" draw:layer="layout" svg:width="0.328cm" svg:height="0.785cm" svg:x="28.857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4.833cm" svg:x2="29.186cm" svg:y2="4.833cm">
          <text:p/>
        </draw:line>
        <draw:custom-shape draw:style-name="gr3" draw:text-style-name="P1" draw:layer="layout" svg:width="6.294cm" svg:height="2.596cm" svg:x="9.648cm" svg:y="2.2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5cm" svg:x="10.114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114cm" svg:y1="2.207cm" svg:x2="10.443cm" svg:y2="2.207cm">
          <text:p/>
        </draw:line>
        <draw:custom-shape draw:style-name="gr3" draw:text-style-name="P1" draw:layer="layout" svg:width="0.329cm" svg:height="0.785cm" svg:x="10.632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33cm" svg:y1="2.207cm" svg:x2="10.962cm" svg:y2="2.207cm">
          <text:p/>
        </draw:line>
        <draw:custom-shape draw:style-name="gr1" draw:text-style-name="P1" draw:layer="layout" svg:width="0.329cm" svg:height="0.786cm" svg:x="10.11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4.808cm" svg:x2="10.443cm" svg:y2="4.808cm">
          <text:p/>
        </draw:line>
        <draw:custom-shape draw:style-name="gr1" draw:text-style-name="P1" draw:layer="layout" svg:width="0.329cm" svg:height="0.786cm" svg:x="10.63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4.808cm" svg:x2="10.962cm" svg:y2="4.808cm">
          <text:p/>
        </draw:line>
        <draw:custom-shape draw:style-name="gr3" draw:text-style-name="P1" draw:layer="layout" svg:width="0.329cm" svg:height="0.785cm" svg:x="13.534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535cm" svg:y1="2.207cm" svg:x2="13.864cm" svg:y2="2.207cm">
          <text:p/>
        </draw:line>
        <draw:custom-shape draw:style-name="gr3" draw:text-style-name="P1" draw:layer="layout" svg:width="0.329cm" svg:height="0.785cm" svg:x="14.053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053cm" svg:y1="2.207cm" svg:x2="14.382cm" svg:y2="2.207cm">
          <text:p/>
        </draw:line>
        <draw:custom-shape draw:style-name="gr1" draw:text-style-name="P1" draw:layer="layout" svg:width="0.329cm" svg:height="0.786cm" svg:x="13.5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4.808cm" svg:x2="13.864cm" svg:y2="4.808cm">
          <text:p/>
        </draw:line>
        <draw:custom-shape draw:style-name="gr1" draw:text-style-name="P1" draw:layer="layout" svg:width="0.329cm" svg:height="0.786cm" svg:x="14.05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4.808cm" svg:x2="14.382cm" svg:y2="4.808cm">
          <text:p/>
        </draw:line>
        <draw:custom-shape draw:style-name="gr1" draw:text-style-name="P1" draw:layer="layout" svg:width="6.294cm" svg:height="2.596cm" svg:x="39.319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5cm" svg:x="39.78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2.207cm" svg:x2="40.114cm" svg:y2="2.207cm">
          <text:p/>
        </draw:line>
        <draw:custom-shape draw:style-name="gr1" draw:text-style-name="P1" draw:layer="layout" svg:width="0.329cm" svg:height="0.785cm" svg:x="40.30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2.207cm" svg:x2="40.633cm" svg:y2="2.207cm">
          <text:p/>
        </draw:line>
        <draw:custom-shape draw:style-name="gr1" draw:text-style-name="P1" draw:layer="layout" svg:width="0.328cm" svg:height="0.785cm" svg:x="40.82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2.207cm" svg:x2="41.151cm" svg:y2="2.207cm">
          <text:p/>
        </draw:line>
        <draw:custom-shape draw:style-name="gr1" draw:text-style-name="P1" draw:layer="layout" svg:width="0.328cm" svg:height="0.786cm" svg:x="39.78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4.808cm" svg:x2="40.114cm" svg:y2="4.808cm">
          <text:p/>
        </draw:line>
        <draw:custom-shape draw:style-name="gr1" draw:text-style-name="P1" draw:layer="layout" svg:width="0.329cm" svg:height="0.786cm" svg:x="40.30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4.808cm" svg:x2="40.633cm" svg:y2="4.808cm">
          <text:p/>
        </draw:line>
        <draw:custom-shape draw:style-name="gr1" draw:text-style-name="P1" draw:layer="layout" svg:width="0.328cm" svg:height="0.786cm" svg:x="40.82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4.808cm" svg:x2="41.151cm" svg:y2="4.808cm">
          <text:p/>
        </draw:line>
        <draw:custom-shape draw:style-name="gr1" draw:text-style-name="P1" draw:layer="layout" svg:width="0.328cm" svg:height="0.785cm" svg:x="43.20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2.207cm" svg:x2="43.535cm" svg:y2="2.207cm">
          <text:p/>
        </draw:line>
        <draw:custom-shape draw:style-name="gr1" draw:text-style-name="P1" draw:layer="layout" svg:width="0.328cm" svg:height="0.786cm" svg:x="43.20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4.808cm" svg:x2="43.535cm" svg:y2="4.808cm">
          <text:p/>
        </draw:line>
        <draw:custom-shape draw:style-name="gr1" draw:text-style-name="P1" draw:layer="layout" svg:width="0.329cm" svg:height="0.785cm" svg:x="41.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2.207cm" svg:x2="41.669cm" svg:y2="2.207cm">
          <text:p/>
        </draw:line>
        <draw:custom-shape draw:style-name="gr1" draw:text-style-name="P1" draw:layer="layout" svg:width="0.329cm" svg:height="0.785cm" svg:x="41.858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2.207cm" svg:x2="42.187cm" svg:y2="2.207cm">
          <text:p/>
        </draw:line>
        <draw:custom-shape draw:style-name="gr1" draw:text-style-name="P1" draw:layer="layout" svg:width="0.329cm" svg:height="0.786cm" svg:x="41.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4.808cm" svg:x2="41.669cm" svg:y2="4.808cm">
          <text:p/>
        </draw:line>
        <draw:custom-shape draw:style-name="gr1" draw:text-style-name="P1" draw:layer="layout" svg:width="0.329cm" svg:height="0.786cm" svg:x="41.858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4.808cm" svg:x2="42.187cm" svg:y2="4.808cm">
          <text:p/>
        </draw:line>
        <draw:custom-shape draw:style-name="gr5" draw:text-style-name="P2" draw:layer="layout" svg:width="2.937cm" svg:height="2.033cm" svg:x="3.8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2.937cm" svg:height="2.033cm" svg:x="11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937cm" svg:height="2.033cm" svg:x="18.9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26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34.0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41.2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2.94cm" svg:y1="7.131cm" svg:x2="20.44cm" svg:y2="7.131cm" draw:start-shape="id1" draw:start-glue-point="0" draw:end-shape="id2" draw:end-glue-point="0" svg:d="M12940 7131c0-753 7500-753 7500 0" svg:viewBox="0 0 75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5-14T14:24:37.675177294</dc:date>
    <dc:creator>elucterio </dc:creator>
    <meta:editing-duration>PT40M27S</meta:editing-duration>
    <meta:editing-cycles>14</meta:editing-cycles>
    <meta:generator>LibreOffice/4.2.8.2$Linux_X86_64 LibreOffice_project/420m0$Build-2</meta:generator>
    <meta:document-statistic meta:object-count="149"/>
  </office:meta>
</office:document-meta>
</file>